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834cm"/>
    </style:style>
    <style:style style:name="Table1.B" style:family="table-column">
      <style:table-column-properties style:column-width="4.93cm"/>
    </style:style>
    <style:style style:name="Table1.C" style:family="table-column">
      <style:table-column-properties style:column-width="10.23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058cm" table:align="left"/>
    </style:style>
    <style:style style:name="Table2.A" style:family="table-column">
      <style:table-column-properties style:column-width="3.261cm"/>
    </style:style>
    <style:style style:name="Table2.B" style:family="table-column">
      <style:table-column-properties style:column-width="11.79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4.644cm" table:align="left"/>
    </style:style>
    <style:style style:name="Table3.A" style:family="table-column">
      <style:table-column-properties style:column-width="5.803cm"/>
    </style:style>
    <style:style style:name="Table3.B" style:family="table-column">
      <style:table-column-properties style:column-width="2.981cm"/>
    </style:style>
    <style:style style:name="Table3.C" style:family="table-column">
      <style:table-column-properties style:column-width="5.86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20d1b2" officeooo:paragraph-rsid="0020d1b2"/>
    </style:style>
    <style:style style:name="P3" style:family="paragraph" style:parent-style-name="Standard">
      <style:text-properties officeooo:rsid="0020d1b2" officeooo:paragraph-rsid="0022b217"/>
    </style:style>
    <style:style style:name="P4" style:family="paragraph" style:parent-style-name="Standard">
      <style:text-properties officeooo:rsid="0022b217" officeooo:paragraph-rsid="0022b217"/>
    </style:style>
    <style:style style:name="P5" style:family="paragraph" style:parent-style-name="Standard">
      <style:text-properties officeooo:rsid="0023952d" officeooo:paragraph-rsid="0023952d"/>
    </style:style>
    <style:style style:name="P6" style:family="paragraph" style:parent-style-name="Standard">
      <style:paragraph-properties fo:break-before="page"/>
      <style:text-properties officeooo:rsid="0023952d" officeooo:paragraph-rsid="0023952d"/>
    </style:style>
    <style:style style:name="P7" style:family="paragraph" style:parent-style-name="Standard">
      <style:text-properties officeooo:rsid="0023952d" officeooo:paragraph-rsid="0028dd4a"/>
    </style:style>
    <style:style style:name="P8" style:family="paragraph" style:parent-style-name="Standard">
      <style:text-properties officeooo:paragraph-rsid="0023952d"/>
    </style:style>
    <style:style style:name="P9" style:family="paragraph" style:parent-style-name="Standard">
      <style:text-properties officeooo:rsid="002583c4" officeooo:paragraph-rsid="002583c4"/>
    </style:style>
    <style:style style:name="P10" style:family="paragraph" style:parent-style-name="Standard">
      <style:text-properties officeooo:rsid="0028dd4a" officeooo:paragraph-rsid="0028dd4a"/>
    </style:style>
    <style:style style:name="P11" style:family="paragraph" style:parent-style-name="Standard">
      <style:text-properties officeooo:rsid="002a5cd2" officeooo:paragraph-rsid="002a5cd2"/>
    </style:style>
    <style:style style:name="P12" style:family="paragraph" style:parent-style-name="Standard">
      <style:paragraph-properties fo:break-before="page"/>
      <style:text-properties officeooo:rsid="002a5cd2" officeooo:paragraph-rsid="002a5cd2"/>
    </style:style>
    <style:style style:name="P13" style:family="paragraph" style:parent-style-name="Standard">
      <style:text-properties officeooo:rsid="002a5cd2" officeooo:paragraph-rsid="002e792f"/>
    </style:style>
    <style:style style:name="P14" style:family="paragraph" style:parent-style-name="Standard">
      <style:text-properties officeooo:rsid="002acb05" officeooo:paragraph-rsid="002acb05"/>
    </style:style>
    <style:style style:name="P15" style:family="paragraph" style:parent-style-name="Standard">
      <style:paragraph-properties fo:break-before="page"/>
      <style:text-properties officeooo:rsid="002acb05" officeooo:paragraph-rsid="002acb05"/>
    </style:style>
    <style:style style:name="P16" style:family="paragraph" style:parent-style-name="Standard">
      <style:text-properties officeooo:rsid="002cae00" officeooo:paragraph-rsid="002cae00"/>
    </style:style>
    <style:style style:name="P17" style:family="paragraph" style:parent-style-name="Standard">
      <style:text-properties officeooo:rsid="002e792f" officeooo:paragraph-rsid="002e792f"/>
    </style:style>
    <style:style style:name="P18" style:family="paragraph" style:parent-style-name="Standard">
      <style:text-properties officeooo:rsid="002eba48" officeooo:paragraph-rsid="002eba48"/>
    </style:style>
    <style:style style:name="P19" style:family="paragraph" style:parent-style-name="Standard">
      <style:text-properties officeooo:rsid="00306acf" officeooo:paragraph-rsid="00306acf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Preformatted_20_Text">
      <style:paragraph-properties fo:margin-top="0cm" fo:margin-bottom="0.499cm" style:contextual-spacing="false"/>
    </style:style>
    <style:style style:name="P22" style:family="paragraph" style:parent-style-name="Preformatted_20_Text">
      <style:text-properties officeooo:rsid="00309fc7" officeooo:paragraph-rsid="00309fc7"/>
    </style:style>
    <style:style style:name="P23" style:family="paragraph" style:parent-style-name="Preformatted_20_Text">
      <style:text-properties officeooo:rsid="003287a5" officeooo:paragraph-rsid="003287a5"/>
    </style:style>
    <style:style style:name="P24" style:family="paragraph" style:parent-style-name="Standard" style:list-style-name="L1">
      <style:text-properties officeooo:rsid="002a5cd2" officeooo:paragraph-rsid="002e792f"/>
    </style:style>
    <style:style style:name="P25" style:family="paragraph" style:parent-style-name="Standard" style:list-style-name="L1">
      <style:text-properties officeooo:rsid="002a8101" officeooo:paragraph-rsid="002e792f"/>
    </style:style>
    <style:style style:name="P26" style:family="paragraph" style:parent-style-name="Standard">
      <style:text-properties officeooo:rsid="002a8101" officeooo:paragraph-rsid="002e792f"/>
    </style:style>
    <style:style style:name="P27" style:family="paragraph" style:parent-style-name="Standard">
      <style:text-properties officeooo:paragraph-rsid="002eba48"/>
    </style:style>
    <style:style style:name="P28" style:family="paragraph" style:parent-style-name="Standard">
      <style:text-properties officeooo:rsid="002583c4" officeooo:paragraph-rsid="002583c4"/>
    </style:style>
    <style:style style:name="P29" style:family="paragraph" style:parent-style-name="Standard">
      <style:text-properties officeooo:rsid="00309fc7" officeooo:paragraph-rsid="00309fc7"/>
    </style:style>
    <style:style style:name="P30" style:family="paragraph" style:parent-style-name="Standard">
      <style:text-properties officeooo:paragraph-rsid="00309fc7"/>
    </style:style>
    <style:style style:name="P31" style:family="paragraph" style:parent-style-name="Standard">
      <style:text-properties officeooo:rsid="003287a5" officeooo:paragraph-rsid="003287a5"/>
    </style:style>
    <style:style style:name="P32" style:family="paragraph" style:parent-style-name="Text_20_body">
      <style:text-properties officeooo:rsid="00309fc7" officeooo:paragraph-rsid="00309fc7"/>
    </style:style>
    <style:style style:name="T1" style:family="text">
      <style:text-properties officeooo:rsid="0022b217"/>
    </style:style>
    <style:style style:name="T2" style:family="text">
      <style:text-properties officeooo:rsid="0023952d"/>
    </style:style>
    <style:style style:name="T3" style:family="text">
      <style:text-properties officeooo:rsid="002583c4"/>
    </style:style>
    <style:style style:name="T4" style:family="text">
      <style:text-properties officeooo:rsid="002877c2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877c2" style:font-style-asian="italic" style:font-weight-asian="bold" style:font-style-complex="italic" style:font-weight-complex="bold"/>
    </style:style>
    <style:style style:name="T7" style:family="text">
      <style:text-properties officeooo:rsid="0028dd4a"/>
    </style:style>
    <style:style style:name="T8" style:family="text">
      <style:text-properties officeooo:rsid="002a5cd2"/>
    </style:style>
    <style:style style:name="T9" style:family="text">
      <style:text-properties officeooo:rsid="002acb05"/>
    </style:style>
    <style:style style:name="T10" style:family="text">
      <style:text-properties officeooo:rsid="002d5fa3"/>
    </style:style>
    <style:style style:name="T11" style:family="text">
      <style:text-properties officeooo:rsid="002eba48"/>
    </style:style>
    <style:style style:name="T12" style:family="text">
      <style:text-properties officeooo:rsid="002fea3f"/>
    </style:style>
    <style:style style:name="T13" style:family="text">
      <style:text-properties officeooo:rsid="00309fc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nufacturing Execution System</text:p>
      <text:p text:style-name="P2">1. install Java</text:p>
      <text:p text:style-name="P2"/>
      <text:p text:style-name="P2"><text:tab/><text:span text:style-name="T1">$ java –version</text:span></text:p>
      <text:p text:style-name="P2"/>
      <text:p text:style-name="P2">2. install Maven</text:p>
      <text:p text:style-name="P2"/>
      <text:p text:style-name="P4"><text:tab/>$ mvn –version</text:p>
      <text:p text:style-name="P4"/>
      <text:p text:style-name="P2">4. install Tomcat (by default on port 8080)</text:p>
      <text:p text:style-name="P2"/>
      <text:p text:style-name="P2"><text:tab/><text:span text:style-name="T10">$ </text:span>%CATALINA_HOME%\bin\startup.bat</text:p>
      <text:p text:style-name="P2"/>
      <text:p text:style-name="P2"><text:tab/><text:a xlink:type="simple" xlink:href="http://localost:8080/" text:style-name="Internet_20_link" text:visited-style-name="Visited_20_Internet_20_Link"><text:span text:style-name="T1">http://local</text:span><text:span text:style-name="T10">h</text:span><text:span text:style-name="T1">ost:8080</text:span></text:a></text:p>
      <text:p text:style-name="P3"/>
      <text:p text:style-name="P3">3. install Jenkins (on a port other than 8080 so it doesn’t interfere with Tomcat<text:span text:style-name="T1">)</text:span></text:p>
      <text:p text:style-name="P3"/>
      <text:p text:style-name="P3"><text:tab/><text:span text:style-name="T10">$ </text:span>java -jar jenkins.war --enable-future-java --httpPort=9090</text:p>
      <text:p text:style-name="P3"/>
      <text:p text:style-name="P3"><text:tab/><text:a xlink:type="simple" xlink:href="http://localhost:9090/" text:style-name="Internet_20_link" text:visited-style-name="Visited_20_Internet_20_Link"><text:span text:style-name="T1">http://localhost:9090</text:span></text:a></text:p>
      <text:p text:style-name="P3"/>
      <text:p text:style-name="P2">5. create a top level projects folder</text:p>
      <text:p text:style-name="P2"/>
      <text:p text:style-name="P2"><text:tab/><text:span text:style-name="T1">$ mkdir ~/projects</text:span></text:p>
      <text:p text:style-name="P2"/>
      <text:p text:style-name="P2">6. in the top level projects folder create a Maven project for the app</text:p>
      <text:p text:style-name="P2"/>
      <text:p text:style-name="P2"><text:tab/><text:span text:style-name="T1">$ </text:span>mvn archetype:generate -DgroupId=com.example \</text:p>
      <text:p text:style-name="P2"><text:tab/> <text:s/>-DartifactId=<text:span text:style-name="T1">somename</text:span> \</text:p>
      <text:p text:style-name="P2"><text:tab/> <text:s/>-DarchetypeArtifactId=maven-archetype-webapp \</text:p>
      <text:p text:style-name="P2"><text:tab/> <text:s/>-DinteractiveMode=false</text:p>
      <text:p text:style-name="P2"/>
      <text:p text:style-name="P2">This’ll create the basic framework for a Maven project.</text:p>
      <text:p text:style-name="P2"/>
      <text:p text:style-name="P4">C:\projects\somename</text:p>
      <text:p text:style-name="P4"><text:tab/>src</text:p>
      <text:p text:style-name="P4"><text:tab/><text:tab/>main</text:p>
      <text:p text:style-name="P4"><text:tab/><text:tab/><text:tab/>resources<text:tab/><text:tab/><text:tab/># static assets/config files</text:p>
      <text:p text:style-name="P4"><text:tab/><text:tab/><text:tab/>webapp</text:p>
      <text:p text:style-name="P4"><text:tab/><text:tab/><text:tab/><text:tab/>WEB-INF</text:p>
      <text:p text:style-name="P4"><text:tab/><text:tab/><text:tab/><text:tab/><text:tab/>web.xml<text:tab/># servlet/URL mappings</text:p>
      <text:p text:style-name="P4"><text:tab/><text:tab/><text:tab/><text:tab/>index.jsp<text:tab/><text:tab/># default home page</text:p>
      <text:p text:style-name="P4"><text:tab/>pom.xml<text:tab/><text:tab/><text:tab/><text:tab/><text:tab/># Maven config</text:p>
      <text:p text:style-name="P4"/>
      <text:p text:style-name="P5"/>
      <text:p text:style-name="P6">7. the back end/server side <text:span text:style-name="T8">uses</text:span> Java servlets so we need to add this dependency to the pom.xml file</text:p>
      <text:p text:style-name="P5"/>
      <text:p text:style-name="P5">&lt;packaging&gt;war&lt;/packaging&gt;</text:p>
      <text:p text:style-name="P5">&lt;dependencies&gt;</text:p>
      <text:p text:style-name="P5"><text:s text:c="2"/>&lt;!-- Example: Servlet API --&gt;</text:p>
      <text:p text:style-name="P5"><text:s text:c="2"/>&lt;dependency&gt;</text:p>
      <text:p text:style-name="P5"><text:s text:c="4"/>&lt;groupId&gt;javax.servlet&lt;/groupId&gt;</text:p>
      <text:p text:style-name="P5"><text:s text:c="4"/>&lt;artifactId&gt;javax.servlet-api&lt;/artifactId&gt;</text:p>
      <text:p text:style-name="P5"><text:s text:c="4"/>&lt;version&gt;4.0.1&lt;/version&gt;</text:p>
      <text:p text:style-name="P5"><text:s text:c="4"/>&lt;scope&gt;provided&lt;/scope&gt;</text:p>
      <text:p text:style-name="P5"><text:s text:c="2"/>&lt;/dependency&gt;</text:p>
      <text:p text:style-name="P5">&lt;/dependencies&gt;</text:p>
      <text:p text:style-name="P4"/>
      <text:p text:style-name="P5">8. configure and test the Maven build</text:p>
      <text:p text:style-name="P5"/>
      <text:p text:style-name="P5">Add the Maven plugin to pom.xml</text:p>
      <text:p text:style-name="P5"/>
      <text:p text:style-name="P5">&lt;build&gt;</text:p>
      <text:p text:style-name="P5"><text:s text:c="2"/>&lt;plugins&gt;</text:p>
      <text:p text:style-name="P5"><text:s text:c="4"/>&lt;plugin&gt;</text:p>
      <text:p text:style-name="P5"><text:s text:c="6"/>&lt;artifactId&gt;maven-war-plugin&lt;/artifactId&gt;</text:p>
      <text:p text:style-name="P5"><text:s text:c="6"/>&lt;version&gt;3.3.2&lt;/version&gt;</text:p>
      <text:p text:style-name="P5"><text:s text:c="6"/>&lt;configuration&gt;</text:p>
      <text:p text:style-name="P5"><text:s text:c="8"/>&lt;failOnMissingWebXml&gt;false&lt;/failOnMissingWebXml&gt;</text:p>
      <text:p text:style-name="P5"><text:s text:c="6"/>&lt;/configuration&gt;</text:p>
      <text:p text:style-name="P5"><text:s text:c="4"/>&lt;/plugin&gt;</text:p>
      <text:p text:style-name="P5"><text:s text:c="2"/>&lt;/plugins&gt;</text:p>
      <text:p text:style-name="P5">&lt;/build&gt;</text:p>
      <text:p text:style-name="P5"/>
      <text:p text:style-name="P5">Test the build in project root</text:p>
      <text:p text:style-name="P5"/>
      <text:p text:style-name="P8"><text:span text:style-name="T2"><text:tab/>$ mvn clean package<text:tab/><text:tab/># deletes previous build </text:span><text:span text:style-name="T7">then compiles, tests, and packages </text:span></text:p>
      <text:p text:style-name="P8"/>
      <text:p text:style-name="P10">Maven will package as defined in the pom.xml file...<text:span text:style-name="T8"> </text:span><text:s/></text:p>
      <text:p text:style-name="P10"/>
      <text:p text:style-name="P7"><text:tab/>&lt;packaging&gt;war&lt;/packaging&gt;</text:p>
      <text:p text:style-name="P7"/>
      <text:p text:style-name="P14"/>
      <text:p text:style-name="P15">9. Install Git…</text:p>
      <text:p text:style-name="P14"/>
      <text:p text:style-name="P14"><text:tab/>$ git –version</text:p>
      <text:p text:style-name="P14"/>
      <text:p text:style-name="P14">Initialize Git in the project’s root directory…</text:p>
      <text:p text:style-name="P14"/>
      <text:p text:style-name="P14"><text:tab/>$ git init</text:p>
      <text:p text:style-name="P14"/>
      <text:p text:style-name="P14">This create a hidden directory ‘.git’ in the project’s root directory.</text:p>
      <text:p text:style-name="P14"/>
      <text:p text:style-name="P16">Create a ‘.gitignore’ file to list those files you don’t want to manage through Git.</text:p>
      <text:p text:style-name="P7"/>
      <text:p text:style-name="P16">Stage and commit the code...</text:p>
      <text:p text:style-name="P16"/>
      <text:p text:style-name="P16"><text:tab/>$ git add .</text:p>
      <text:p text:style-name="P16"><text:tab/>$ git commit -m “Initial commit”</text:p>
      <text:p text:style-name="P16"/>
      <text:p text:style-name="P16">Connect to the remote repository…</text:p>
      <text:p text:style-name="P16"/>
      <text:p text:style-name="P16"><text:tab/>$ git remote add origin &lt;url&gt;</text:p>
      <text:p text:style-name="P16"><text:tab/>$ git push -u origin master</text:p>
      <text:p text:style-name="P16"/>
      <text:p text:style-name="P16">Verify Git</text:p>
      <text:p text:style-name="P16"/>
      <text:p text:style-name="P16"><text:tab/>$ git status</text:p>
      <text:p text:style-name="P12"><text:span text:style-name="T9">10</text:span>. create a Jenkins pipeline</text:p>
      <text:p text:style-name="P11"/>
      <text:p text:style-name="P11"><text:s/>Jenkins needs some plug-ins installed before we can use it to create a CI/CD pipeline.</text:p>
      <text:p text:style-name="P11"/>
      <text:p text:style-name="P13">Go to settings → system configuration → plug-ins and check if the following are already installed:</text:p>
      <text:p text:style-name="P13"/>
      <text:list text:style-name="L1">
        <text:list-item>
          <text:p text:style-name="P25">Maven Integration</text:p>
        </text:list-item>
        <text:list-item>
          <text:p text:style-name="P25">Deploy to container</text:p>
          <text:p text:style-name="P24"/>
        </text:list-item>
      </text:list>
      <text:p text:style-name="P26">If these are not installed search for them in available plug-ins, select them and install them.</text:p>
      <text:p text:style-name="P11"/>
      <text:p text:style-name="P17">Once these are installed we can create a Jenkins job to automate our pipeline. We can do this using either the Jenkins GUI at localhost:9090 or by creating a <text:span text:style-name="T5">Jenkinsfile</text:span> in our project’s root directory.</text:p>
      <text:p text:style-name="P17"/>
      <text:p text:style-name="P17">A Jenkins file is a DSL (Domain-Specific Language) file written in a Java dialect called Groovy. Here’s a basic example…</text:p>
      <text:p text:style-name="P17"/>
      <text:p text:style-name="P17">pipeline {</text:p>
      <text:p text:style-name="P17"><text:s text:c="4"/>agent any</text:p>
      <text:p text:style-name="P17"><text:s text:c="4"/>stages {</text:p>
      <text:p text:style-name="P17"><text:s text:c="8"/>stage('Build') {</text:p>
      <text:p text:style-name="P17"><text:s text:c="12"/>steps {</text:p>
      <text:p text:style-name="P17"><text:s text:c="16"/>sh 'mvn clean install'<text:tab/># for Windows substitute ‘sh’ for ‘<text:span text:style-name="T11">bat’</text:span></text:p>
      <text:p text:style-name="P17"><text:s text:c="12"/>}</text:p>
      <text:p text:style-name="P17"><text:s text:c="8"/>}</text:p>
      <text:p text:style-name="P17"><text:s text:c="4"/>}</text:p>
      <text:p text:style-name="P17">}</text:p>
      <text:p text:style-name="P17"/>
      <text:p text:style-name="P18">In Jenkins GUI we need to…</text:p>
      <text:p text:style-name="P18"/>
      <text:p text:style-name="P18">1. create a new pipeline item and give it a name</text:p>
      <text:p text:style-name="P18"/>
      <text:p text:style-name="P18">2. select GitHub project from General options and supply the URL of the repository from step #9</text:p>
      <text:p text:style-name="P18"/>
      <text:p text:style-name="P18">3. configure a trigger for the build i.e. changes to the repository or periodic polling for changes etc</text:p>
      <text:p text:style-name="P18"/>
      <text:p text:style-name="P18">4. under Pipeline choose the definition as Pipeline script from SCM, <text:span text:style-name="T12">the SCM source as Git (supplying details), and the script path as Jenkinsfile (the file in the project root).</text:span></text:p>
      <text:p text:style-name="P27"/>
      <text:p text:style-name="P19"/>
      <text:h text:style-name="P20" text:outline-level="1">Maven</text:h>
      <text:p text:style-name="P5">Maven has three standard <text:span text:style-name="T5">lifecycles</text:span> <text:span text:style-name="T4">sub-divided into </text:span><text:span text:style-name="T6">phases</text:span><text:span text:style-name="T4"> which are sub-divided into </text:span><text:span text:style-name="T6">goals</text:span><text:span text:style-name="T4">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Lifecycle</text:p>
            </table:table-cell>
            <table:table-cell table:style-name="Table1.A1" office:value-type="string">
              <text:p text:style-name="Table_20_Heading">Purpose</text:p>
            </table:table-cell>
            <table:table-cell table:style-name="Table1.A1" office:value-type="string">
              <text:p text:style-name="Table_20_Heading">Key Phas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default</text:span></text:p>
          </table:table-cell>
          <table:table-cell table:style-name="Table1.A1" office:value-type="string">
            <text:p text:style-name="Table_20_Contents">Builds and deploys your project</text:p>
          </table:table-cell>
          <table:table-cell table:style-name="Table1.A1" office:value-type="string">
            <text:p text:style-name="Table_20_Contents"><text:span text:style-name="Source_20_Text">validate</text:span>, <text:span text:style-name="Source_20_Text">compile</text:span>, <text:span text:style-name="Source_20_Text">test</text:span>, <text:span text:style-name="Source_20_Text">package</text:span>, <text:span text:style-name="Source_20_Text">verify</text:span>, <text:span text:style-name="Source_20_Text">install</text:span>, <text:span text:style-name="Source_20_Text">deploy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lean</text:span></text:p>
          </table:table-cell>
          <table:table-cell table:style-name="Table1.A1" office:value-type="string">
            <text:p text:style-name="Table_20_Contents">Cleans up previous builds</text:p>
          </table:table-cell>
          <table:table-cell table:style-name="Table1.A1" office:value-type="string">
            <text:p text:style-name="Table_20_Contents"><text:span text:style-name="Source_20_Text">pre-clean</text:span>, <text:span text:style-name="Source_20_Text">clean</text:span>, <text:span text:style-name="Source_20_Text">post-clean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ite</text:span></text:p>
          </table:table-cell>
          <table:table-cell table:style-name="Table1.A1" office:value-type="string">
            <text:p text:style-name="Table_20_Contents">Generates project documentation</text:p>
          </table:table-cell>
          <table:table-cell table:style-name="Table1.A1" office:value-type="string">
            <text:p text:style-name="Table_20_Contents"><text:span text:style-name="Source_20_Text">pre-site</text:span>, <text:span text:style-name="Source_20_Text">site</text:span>, <text:span text:style-name="Source_20_Text">post-site</text:span>, <text:span text:style-name="Source_20_Text">site-deploy</text:span></text:p>
          </table:table-cell>
        </table:table-row>
      </table:table>
      <text:p text:style-name="P5"/>
      <text:p text:style-name="P5">Maven has <text:span text:style-name="T3">multiple standard phases</text:span></text:p>
      <text:p text:style-name="P5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Phase</text:p>
            </table:table-cell>
            <table:table-cell table:style-name="Table2.A1" office:value-type="string">
              <text:p text:style-name="Table_20_Heading">What It Do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validate</text:span></text:p>
          </table:table-cell>
          <table:table-cell table:style-name="Table2.A1" office:value-type="string">
            <text:p text:style-name="Table_20_Contents">Checks if the project is correctly configured</text:p>
          </table:table-cell>
        </table:table-row>
        <table:table-row>
          <table:table-cell table:style-name="Table2.A1" office:value-type="string">
            <text:p text:style-name="Table_20_Contents"><text:span text:style-name="Source_20_Text">compile</text:span></text:p>
          </table:table-cell>
          <table:table-cell table:style-name="Table2.A1" office:value-type="string">
            <text:p text:style-name="Table_20_Contents">Compiles the source code</text:p>
          </table:table-cell>
        </table:table-row>
        <table:table-row>
          <table:table-cell table:style-name="Table2.A1" office:value-type="string">
            <text:p text:style-name="Table_20_Contents"><text:span text:style-name="Source_20_Text">test-compile</text:span></text:p>
          </table:table-cell>
          <table:table-cell table:style-name="Table2.A1" office:value-type="string">
            <text:p text:style-name="Table_20_Contents">Compiles test source code</text:p>
          </table:table-cell>
        </table:table-row>
        <table:table-row>
          <table:table-cell table:style-name="Table2.A1" office:value-type="string">
            <text:p text:style-name="Table_20_Contents"><text:span text:style-name="Source_20_Text">test</text:span></text:p>
          </table:table-cell>
          <table:table-cell table:style-name="Table2.A1" office:value-type="string">
            <text:p text:style-name="Table_20_Contents">Runs unit tests</text:p>
          </table:table-cell>
        </table:table-row>
        <table:table-row>
          <table:table-cell table:style-name="Table2.A1" office:value-type="string">
            <text:p text:style-name="Table_20_Contents"><text:span text:style-name="Source_20_Text">package</text:span></text:p>
          </table:table-cell>
          <table:table-cell table:style-name="Table2.A1" office:value-type="string">
            <text:p text:style-name="Table_20_Contents">Bundles compiled code into <text:span text:style-name="Source_20_Text">.jar</text:span>, <text:span text:style-name="Source_20_Text">.war</text:span>, etc.</text:p>
          </table:table-cell>
        </table:table-row>
        <table:table-row>
          <table:table-cell table:style-name="Table2.A1" office:value-type="string">
            <text:p text:style-name="Table_20_Contents"><text:span text:style-name="Source_20_Text">verify</text:span></text:p>
          </table:table-cell>
          <table:table-cell table:style-name="Table2.A1" office:value-type="string">
            <text:p text:style-name="Table_20_Contents">Runs integration tests or checks on the packaged code</text:p>
          </table:table-cell>
        </table:table-row>
        <table:table-row>
          <table:table-cell table:style-name="Table2.A1" office:value-type="string">
            <text:p text:style-name="Table_20_Contents"><text:span text:style-name="Source_20_Text">install</text:span></text:p>
          </table:table-cell>
          <table:table-cell table:style-name="Table2.A1" office:value-type="string">
            <text:p text:style-name="Table_20_Contents">Installs the artifact into your local Maven repo (<text:span text:style-name="Source_20_Text">~/.m2</text:span>)</text:p>
          </table:table-cell>
        </table:table-row>
        <table:table-row>
          <table:table-cell table:style-name="Table2.A1" office:value-type="string">
            <text:p text:style-name="Table_20_Contents"><text:span text:style-name="Source_20_Text">deploy</text:span></text:p>
          </table:table-cell>
          <table:table-cell table:style-name="Table2.A1" office:value-type="string">
            <text:p text:style-name="Table_20_Contents">Uploads the artifact to a remote repository (e.g., Nexus, Artifactory)</text:p>
          </table:table-cell>
        </table:table-row>
      </table:table>
      <text:p text:style-name="P5"/>
      <text:p text:style-name="P9">Phases can be invoked directly…</text:p>
      <text:p text:style-name="P9"/>
      <text:p text:style-name="P9"><text:tab/>$ mvn &lt;phase&gt;<text:tab/># running a later phase will run all phases up to/including that phase</text:p>
      <text:p text:style-name="P9"/>
      <text:p text:style-name="P9">Phases have steps called goals. Some common ones include...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Plugin</text:p>
            </table:table-cell>
            <table:table-cell table:style-name="Table3.A1" office:value-type="string">
              <text:p text:style-name="Table_20_Heading">Goal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maven-compiler-plugin</text:span></text:p>
          </table:table-cell>
          <table:table-cell table:style-name="Table3.A1" office:value-type="string">
            <text:p text:style-name="Table_20_Contents"><text:span text:style-name="Source_20_Text">compile</text:span></text:p>
          </table:table-cell>
          <table:table-cell table:style-name="Table3.A1" office:value-type="string">
            <text:p text:style-name="Table_20_Contents">Compiles main source code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compiler-plugin</text:span></text:p>
          </table:table-cell>
          <table:table-cell table:style-name="Table3.A1" office:value-type="string">
            <text:p text:style-name="Table_20_Contents"><text:span text:style-name="Source_20_Text">testCompile</text:span></text:p>
          </table:table-cell>
          <table:table-cell table:style-name="Table3.A1" office:value-type="string">
            <text:p text:style-name="Table_20_Contents">Compiles test source code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surefire-plugin</text:span></text:p>
          </table:table-cell>
          <table:table-cell table:style-name="Table3.A1" office:value-type="string">
            <text:p text:style-name="Table_20_Contents"><text:span text:style-name="Source_20_Text">test</text:span></text:p>
          </table:table-cell>
          <table:table-cell table:style-name="Table3.A1" office:value-type="string">
            <text:p text:style-name="Table_20_Contents">Runs unit tests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jar-plugin</text:span></text:p>
          </table:table-cell>
          <table:table-cell table:style-name="Table3.A1" office:value-type="string">
            <text:p text:style-name="Table_20_Contents"><text:span text:style-name="Source_20_Text">jar</text:span></text:p>
          </table:table-cell>
          <table:table-cell table:style-name="Table3.A1" office:value-type="string">
            <text:p text:style-name="Table_20_Contents">Packages code into a JAR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war-plugin</text:span></text:p>
          </table:table-cell>
          <table:table-cell table:style-name="Table3.A1" office:value-type="string">
            <text:p text:style-name="Table_20_Contents"><text:span text:style-name="Source_20_Text">war</text:span></text:p>
          </table:table-cell>
          <table:table-cell table:style-name="Table3.A1" office:value-type="string">
            <text:p text:style-name="Table_20_Contents">Packages code into a WAR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install-plugin</text:span></text:p>
          </table:table-cell>
          <table:table-cell table:style-name="Table3.A1" office:value-type="string">
            <text:p text:style-name="Table_20_Contents"><text:span text:style-name="Source_20_Text">install</text:span></text:p>
          </table:table-cell>
          <table:table-cell table:style-name="Table3.A1" office:value-type="string">
            <text:p text:style-name="Table_20_Contents">Installs artifact to local repo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deploy-plugin</text:span></text:p>
          </table:table-cell>
          <table:table-cell table:style-name="Table3.A1" office:value-type="string">
            <text:p text:style-name="Table_20_Contents"><text:span text:style-name="Source_20_Text">deploy</text:span></text:p>
          </table:table-cell>
          <table:table-cell table:style-name="Table3.A1" office:value-type="string">
            <text:p text:style-name="Table_20_Contents">Deploys artifact to remote repo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clean-plugin</text:span></text:p>
          </table:table-cell>
          <table:table-cell table:style-name="Table3.A1" office:value-type="string">
            <text:p text:style-name="Table_20_Contents"><text:span text:style-name="Source_20_Text">clean</text:span></text:p>
          </table:table-cell>
          <table:table-cell table:style-name="Table3.A1" office:value-type="string">
            <text:p text:style-name="Table_20_Contents">Deletes <text:span text:style-name="Source_20_Text">target/</text:span> directory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resources-plugin</text:span></text:p>
          </table:table-cell>
          <table:table-cell table:style-name="Table3.A1" office:value-type="string">
            <text:p text:style-name="Table_20_Contents"><text:span text:style-name="Source_20_Text">resources</text:span></text:p>
          </table:table-cell>
          <table:table-cell table:style-name="Table3.A1" office:value-type="string">
            <text:p text:style-name="Table_20_Contents">Copies and filters resources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site-plugin</text:span></text:p>
          </table:table-cell>
          <table:table-cell table:style-name="Table3.A1" office:value-type="string">
            <text:p text:style-name="Table_20_Contents"><text:span text:style-name="Source_20_Text">site</text:span></text:p>
          </table:table-cell>
          <table:table-cell table:style-name="Table3.A1" office:value-type="string">
            <text:p text:style-name="Table_20_Contents">Generates project documentation</text:p>
          </table:table-cell>
        </table:table-row>
      </table:table>
      <text:p text:style-name="P9"/>
      <text:p text:style-name="P9">Goals can be invoked directly…</text:p>
      <text:p text:style-name="P9"/>
      <text:p text:style-name="P9">$ mvn &lt;phase&gt;:&lt;goal&gt;<text:tab/># i.e. mvn compiler:compile</text:p>
      <text:h text:style-name="Heading_20_1" text:outline-level="1"><text:soft-page-break/>Testing</text:h>
      <text:p text:style-name="P32">Under the project root we’ll create these folders for our test scripts.</text:p>
      <text:p text:style-name="P29">my-app/</text:p>
      <text:p text:style-name="P29">├── pom.xml</text:p>
      <text:p text:style-name="P29">├── src/</text:p>
      <text:p text:style-name="P29">│ <text:s text:c="2"/>├── main/java/... <text:s text:c="8"/><text:tab/># application code</text:p>
      <text:p text:style-name="P29">│ <text:s text:c="2"/>└── test/</text:p>
      <text:p text:style-name="P29">│ <text:s text:c="6"/>├── java/... <text:s text:c="9"/><text:tab/># JUnit server tests</text:p>
      <text:p text:style-name="P29">│ <text:s text:c="6"/>└── playwright/ <text:s text:c="6"/><text:tab/># Playwright client tests</text:p>
      <text:p text:style-name="P29">│ <text:s text:c="10"/>└── tests/</text:p>
      <text:p text:style-name="P29"/>
      <text:p text:style-name="P29">1. add the junit dependency to the project’s pom.xml file</text:p>
      <text:p text:style-name="P29"/>
      <text:p text:style-name="P22"><text:s text:c="2"/>&lt;dependency&gt;</text:p>
      <text:p text:style-name="Preformatted_20_Text"><text:s text:c="4"/>&lt;groupId&gt;org.junit.jupiter&lt;/groupId&gt;</text:p>
      <text:p text:style-name="Preformatted_20_Text"><text:s text:c="4"/>&lt;artifactId&gt;junit-jupiter&lt;/artifactId&gt;</text:p>
      <text:p text:style-name="Preformatted_20_Text"><text:s text:c="4"/>&lt;version&gt;5.10.0&lt;/version&gt;</text:p>
      <text:p text:style-name="Preformatted_20_Text"><text:s text:c="4"/>&lt;scope&gt;test&lt;/scope&gt;</text:p>
      <text:p text:style-name="P21"><text:s text:c="2"/>&lt;/dependency&gt;</text:p>
      <text:p text:style-name="P29">2. add a simple JUnit test in src/test/java</text:p>
      <text:p text:style-name="P29"/>
      <text:p text:style-name="P29">@Test</text:p>
      <text:p text:style-name="P29">void testServerEndpoint() {</text:p>
      <text:p text:style-name="P29"><text:s text:c="4"/>HttpResponse&lt;String&gt; response = Unirest.get("http://localhost:8080/my-app").asString();</text:p>
      <text:p text:style-name="P29"><text:s text:c="4"/>assertEquals(200, response.getStatus());</text:p>
      <text:p text:style-name="P29">}</text:p>
      <text:p text:style-name="P29"/>
      <text:p text:style-name="P29">3. install node.js and Playwright in the project’s root directory</text:p>
      <text:p text:style-name="P29"/>
      <text:p text:style-name="P29">npm init -y</text:p>
      <text:p text:style-name="P29">npm install -D @playwright/test</text:p>
      <text:p text:style-name="P29">npx playwright install</text:p>
      <text:p text:style-name="P29"/>
      <text:p text:style-name="P30"><text:span text:style-name="T13">4. add a simple Playwright test in </text:span>src/test/playwright/tests/example.spec.ts</text:p>
      <text:p text:style-name="P30"/>
      <text:p text:style-name="P29">import { test, expect } from '@playwright/test';</text:p>
      <text:p text:style-name="P29"/>
      <text:p text:style-name="P29">test('homepage loads', async ({ page }) =&gt; {</text:p>
      <text:p text:style-name="P29"><text:s text:c="2"/>await page.goto('http://localhost:8080');</text:p>
      <text:p text:style-name="P29"><text:s text:c="2"/>await expect(page.locator('h1')).toHaveText('Welcome');</text:p>
      <text:p text:style-name="P29">});</text:p>
      <text:p text:style-name="P29"/>
      <text:p text:style-name="P31">5. Add build stages to the Jenkinsfile for the JUnit and Playwright tests.</text:p>
      <text:p text:style-name="P31"/>
      <text:p text:style-name="P23"><text:s text:c="4"/>stage('JUnit Tests') {</text:p>
      <text:p text:style-name="Preformatted_20_Text"><text:s text:c="6"/>steps {</text:p>
      <text:p text:style-name="Preformatted_20_Text"><text:s text:c="8"/>sh 'mvn test'</text:p>
      <text:p text:style-name="Preformatted_20_Text"><text:s text:c="6"/>}</text:p>
      <text:p text:style-name="Preformatted_20_Text"><text:s text:c="4"/>}</text:p>
      <text:p text:style-name="Preformatted_20_Text"><text:s text:c="4"/>stage('Playwright Tests') {</text:p>
      <text:p text:style-name="Preformatted_20_Text"><text:soft-page-break/><text:s text:c="6"/>steps {</text:p>
      <text:p text:style-name="Preformatted_20_Text"><text:s text:c="8"/>dir('src/test/playwright') {</text:p>
      <text:p text:style-name="Preformatted_20_Text"><text:s text:c="10"/>sh 'npm install'</text:p>
      <text:p text:style-name="Preformatted_20_Text"><text:s text:c="10"/>sh 'npx playwright test'</text:p>
      <text:p text:style-name="Preformatted_20_Text"><text:s text:c="8"/>}</text:p>
      <text:p text:style-name="Preformatted_20_Text"><text:s text:c="6"/>}</text:p>
      <text:p text:style-name="P21"><text:s text:c="4"/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30T13:55:54.197000000</meta:creation-date>
    <dc:date>2025-09-08T08:28:40.796000000</dc:date>
    <meta:editing-duration>PT1H36M1S</meta:editing-duration>
    <meta:editing-cycles>11</meta:editing-cycles>
    <meta:generator>LibreOffice/24.2.5.2$Windows_X86_64 LibreOffice_project/bffef4ea93e59bebbeaf7f431bb02b1a39ee8a59</meta:generator>
    <meta:document-statistic meta:table-count="3" meta:image-count="0" meta:object-count="0" meta:page-count="7" meta:paragraph-count="213" meta:word-count="895" meta:character-count="6463" meta:non-whitespace-character-count="5422"/>
  </office:meta>
</office:document-meta>
</file>